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D2000001E1F97A4F64713EFF52.png" manifest:media-type="image/png"/>
  <manifest:file-entry manifest:full-path="Pictures/10000000000001C2000001C21E53F701D58D856C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4.83cm" fo:min-width="13.724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5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92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3.56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141cm"/>
      <style:paragraph-properties style:writing-mode="lr-tb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0.47cm" fo:min-width="0.22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1" style:family="graphic">
      <style:graphic-properties style:protect="siz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868cm" fo:min-width="10.084cm" fo:wrap-option="no-wrap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ffffff"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color="#ffffff" fo:font-size="10pt" fo:background-color="transparent" style:font-size-asian="10pt" style:font-size-complex="10pt"/>
    </style:style>
    <style:style style:name="P5" style:family="paragraph">
      <style:paragraph-properties fo:text-align="center" style:writing-mode="lr-tb"/>
      <style:text-properties fo:color="#ffffff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0000"/>
      <style:paragraph-properties fo:text-align="center" style:writing-mode="lr-tb"/>
      <style:text-properties fo:color="#ffffff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lr-tb"/>
      <style:text-properties fo:font-size="16pt" style:font-size-asian="16pt" style:font-size-complex="16pt"/>
    </style:style>
    <style:style style:name="P13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T1" style:family="text">
      <style:text-properties fo:color="#ffffff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fo:font-size="10pt" fo:background-color="transparent" style:font-size-asian="10pt" style:font-size-complex="10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4.224cm" svg:height="5.08cm" svg:x="5.842cm" svg:y="2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2.54cm" svg:x="6.604cm" svg:y="3.556cm">
          <text:p text:style-name="P2"><text:span text:style-name="T1">Fronte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2.54cm" svg:x="13.97cm" svg:y="3.556cm">
          <text:p text:style-name="P2"><text:span text:style-name="T1">Backend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067cm" svg:height="0.662cm" svg:x="14.967cm" svg:y="3.656cm">
          <draw:text-box>
            <text:p><text:span text:style-name="T2">Django Project</text:span></text:p>
          </draw:text-box>
        </draw:frame>
        <draw:frame draw:style-name="gr4" draw:text-style-name="P4" draw:layer="layout" svg:width="3.423cm" svg:height="0.662cm" svg:x="7.499cm" svg:y="3.656cm">
          <draw:text-box>
            <text:p><text:span text:style-name="T3">Webpack Project</text:span></text:p>
          </draw:text-box>
        </draw:frame>
        <draw:custom-shape draw:style-name="gr5" draw:text-style-name="P5" draw:layer="layout" svg:width="4.064cm" svg:height="2.286cm" svg:x="7.62cm" svg:y="10.414cm">
          <text:p text:style-name="P5"><text:span text:style-name="T1">Worker 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064cm" svg:height="2.286cm" svg:x="12.7cm" svg:y="10.414cm">
          <text:p text:style-name="P5"><text:span text:style-name="T1">Worker 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064cm" svg:height="2.286cm" svg:x="18.796cm" svg:y="10.414cm">
          <text:p text:style-name="P5"><text:span text:style-name="T1">Worker </text:span><text:span text:style-name="T1">N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524cm" svg:height="0.988cm" svg:x="17.272cm" svg:y="10.95cm">
          <draw:text-box>
            <text:p>...</text:p>
          </draw:text-box>
        </draw:frame>
        <draw:frame draw:style-name="gr7" draw:text-style-name="P6" draw:layer="layout" svg:width="5.641cm" svg:height="0.988cm" svg:x="10.361cm" svg:y="2.314cm">
          <draw:text-box>
            <text:p>Web Application</text:p>
          </draw:text-box>
        </draw:frame>
        <draw:custom-shape draw:style-name="gr8" draw:text-style-name="P7" draw:layer="layout" svg:width="1.016cm" svg:height="1.016cm" svg:x="6.35cm" svg:y="5.588cm">
          <text:p text:style-name="P5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016cm" svg:height="1.016cm" svg:x="13.716cm" svg:y="5.588cm">
          <text:p text:style-name="P5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016cm" svg:height="1.016cm" svg:x="7.112cm" svg:y="9.906cm">
          <text:p text:style-name="P5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3.462cm" svg:y1="7.366cm" svg:x2="10.16cm" svg:y2="10.414cm">
          <text:p/>
        </draw:line>
        <draw:line draw:style-name="gr9" draw:text-style-name="P8" draw:layer="layout" svg:x1="13.463cm" svg:y1="7.366cm" svg:x2="15.24cm" svg:y2="10.414cm">
          <text:p/>
        </draw:line>
        <draw:line draw:style-name="gr9" draw:text-style-name="P8" draw:layer="layout" svg:x1="13.463cm" svg:y1="7.366cm" svg:x2="21.082cm" svg:y2="10.414cm">
          <text:p/>
        </draw:line>
        <draw:line draw:style-name="gr10" draw:text-style-name="P9" draw:layer="layout" svg:x1="11.684cm" svg:y1="4.826cm" svg:x2="13.97cm" svg:y2="4.826cm">
          <text:p/>
        </draw:lin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2" draw:text-style-name="P11" draw:layer="layout" svg:width="4.318cm" svg:height="4.318cm" svg:x="3.556cm" svg:y="8.128cm">
          <draw:image xlink:href="Pictures/10000000000001C2000001C21E53F701D58D856C.jpg" xlink:type="simple" xlink:show="embed" xlink:actuate="onLoad" loext:mime-type="image/jpeg">
            <text:p/>
          </draw:image>
        </draw:frame>
        <draw:custom-shape draw:style-name="gr2" draw:text-style-name="P2" draw:layer="layout" svg:width="5.08cm" svg:height="2.54cm" svg:x="2.794cm" svg:y="6.096cm">
          <text:p text:style-name="P2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064cm" svg:height="2.286cm" svg:x="21.459cm" svg:y="4.318cm">
          <text:p text:style-name="P5"><text:span text:style-name="T1">Worker 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064cm" svg:height="2.286cm" svg:x="21.459cm" svg:y="9.144cm">
          <text:p text:style-name="P5"><text:span text:style-name="T1">Worker 2</text:span>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3.425cm" svg:height="3.535cm" svg:x="17.649cm" svg:y="3.556cm">
          <draw:image xlink:href="Pictures/10000201000001D2000001E1F97A4F64713EFF52.png" xlink:type="simple" xlink:show="embed" xlink:actuate="onLoad" loext:mime-type="image/png">
            <text:p/>
          </draw:image>
        </draw:frame>
        <draw:frame draw:style-name="gr12" draw:text-style-name="P11" draw:layer="layout" svg:width="3.425cm" svg:height="3.535cm" svg:x="17.526cm" svg:y="8.403cm">
          <draw:image xlink:href="Pictures/10000201000001D2000001E1F97A4F64713EFF52.png" xlink:type="simple" xlink:show="embed" xlink:actuate="onLoad" loext:mime-type="image/png">
            <text:p/>
          </draw:image>
        </draw:frame>
        <draw:line draw:style-name="gr9" draw:text-style-name="P8" draw:layer="layout" svg:x1="8.128cm" svg:y1="7.366cm" svg:x2="17.526cm" svg:y2="5.842cm">
          <text:p/>
        </draw:line>
        <draw:line draw:style-name="gr9" draw:text-style-name="P8" draw:layer="layout" svg:x1="8.132cm" svg:y1="7.662cm" svg:x2="17.784cm" svg:y2="10.71cm">
          <text:p/>
        </draw:line>
        <draw:custom-shape draw:style-name="gr13" draw:text-style-name="P13" draw:layer="layout" svg:width="11.43cm" svg:height="2.286cm" svg:x="7.112cm" svg:y="11.176cm">
          <text:p text:style-name="P12"><text:span text:style-name="T4">document_id=36, page_num=4</text:span></text:p>
          <draw:enhanced-geometry svg:viewBox="0 0 21600 21600" draw:text-areas="800 800 20800 20800" draw:type="round-rectangular-callout" draw:modifiers="-495.074796605721 -10870.8351552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28T13:01:55.685803038</meta:creation-date>
    <dc:date>2020-01-29T06:48:32.115033178</dc:date>
    <meta:editing-duration>PT37M54S</meta:editing-duration>
    <meta:editing-cycles>16</meta:editing-cycles>
    <meta:generator>LibreOffice/6.3.4.2.0$Linux_X86_64 LibreOffice_project/30$Build-2</meta:generator>
    <meta:document-statistic meta:object-count="51"/>
  </office:meta>
</office:document-meta>
</file>